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568055555555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61597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rate_incidence_CVD</text:p>
          </table:table-cell>
          <table:table-cell office:value-type="string" table:style-name="ce2">
            <text:p>rate_death_CVD</text:p>
          </table:table-cell>
          <table:table-cell office:value-type="string" table:style-name="ce2">
            <text:p>rate_death_nonCVD</text:p>
          </table:table-cell>
          <table:table-cell table:number-columns-repeated="16379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male</text:p>
          </table:table-cell>
          <table:table-cell office:value-type="float" office:value="3.888E-3" table:style-name="ce2">
            <text:p>0.003888</text:p>
          </table:table-cell>
          <table:table-cell office:value-type="float" office:value="8.1899999999999996E-4" table:style-name="ce2">
            <text:p>0.000819</text:p>
          </table:table-cell>
          <table:table-cell office:value-type="float" office:value="2.4940000000000001E-3" table:style-name="ce3">
            <text:p>0.002494</text:p>
          </table:table-cell>
          <table:table-cell table:number-columns-repeated="1637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male</text:p>
          </table:table-cell>
          <table:table-cell office:value-type="float" office:value="6.7289999999999997E-3" table:style-name="ce2">
            <text:p>0.006729</text:p>
          </table:table-cell>
          <table:table-cell office:value-type="float" office:value="1.34E-3" table:style-name="ce2">
            <text:p>0.00134</text:p>
          </table:table-cell>
          <table:table-cell office:value-type="float" office:value="3.3990000000000001E-3" table:style-name="ce3">
            <text:p>0.003399</text:p>
          </table:table-cell>
          <table:table-cell table:number-columns-repeated="1637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male</text:p>
          </table:table-cell>
          <table:table-cell office:value-type="float" office:value="1.0564E-2" table:style-name="ce2">
            <text:p>0.010564</text:p>
          </table:table-cell>
          <table:table-cell office:value-type="float" office:value="2.3019999999999998E-3" table:style-name="ce2">
            <text:p>0.002302</text:p>
          </table:table-cell>
          <table:table-cell office:value-type="float" office:value="4.9509999999999997E-3" table:style-name="ce3">
            <text:p>0.004951</text:p>
          </table:table-cell>
          <table:table-cell table:number-columns-repeated="1637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male</text:p>
          </table:table-cell>
          <table:table-cell office:value-type="float" office:value="1.5291000000000001E-2" table:style-name="ce2">
            <text:p>0.015291</text:p>
          </table:table-cell>
          <table:table-cell office:value-type="float" office:value="3.6649999999999999E-3" table:style-name="ce2">
            <text:p>0.003665</text:p>
          </table:table-cell>
          <table:table-cell office:value-type="float" office:value="7.2820000000000003E-3" table:style-name="ce3">
            <text:p>0.007282</text:p>
          </table:table-cell>
          <table:table-cell table:number-columns-repeated="16379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male</text:p>
          </table:table-cell>
          <table:table-cell office:value-type="float" office:value="2.2078E-2" table:style-name="ce2">
            <text:p>0.022078</text:p>
          </table:table-cell>
          <table:table-cell office:value-type="float" office:value="6.404E-3" table:style-name="ce2">
            <text:p>0.006404</text:p>
          </table:table-cell>
          <table:table-cell office:value-type="float" office:value="1.1159000000000001E-2" table:style-name="ce3">
            <text:p>0.011159</text:p>
          </table:table-cell>
          <table:table-cell table:number-columns-repeated="16379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ale</text:p>
          </table:table-cell>
          <table:table-cell office:value-type="float" office:value="3.0980000000000001E-2" table:style-name="ce2">
            <text:p>0.03098</text:p>
          </table:table-cell>
          <table:table-cell office:value-type="float" office:value="1.1155E-2" table:style-name="ce2">
            <text:p>0.011155</text:p>
          </table:table-cell>
          <table:table-cell office:value-type="float" office:value="1.6945999999999999E-2" table:style-name="ce3">
            <text:p>0.016946</text:p>
          </table:table-cell>
          <table:table-cell table:number-columns-repeated="1637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male</text:p>
          </table:table-cell>
          <table:table-cell office:value-type="float" office:value="4.3589000000000003E-2" table:style-name="ce2">
            <text:p>0.043589</text:p>
          </table:table-cell>
          <table:table-cell office:value-type="float" office:value="1.9977999999999999E-2" table:style-name="ce2">
            <text:p>0.019978</text:p>
          </table:table-cell>
          <table:table-cell office:value-type="float" office:value="2.6304999999999999E-2" table:style-name="ce3">
            <text:p>0.026305</text:p>
          </table:table-cell>
          <table:table-cell table:number-columns-repeated="16379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female</text:p>
          </table:table-cell>
          <table:table-cell office:value-type="float" office:value="4.5450000000000004E-3" table:style-name="ce2">
            <text:p>0.004545</text:p>
          </table:table-cell>
          <table:table-cell office:value-type="float" office:value="3.5100000000000002E-4" table:style-name="ce2">
            <text:p>0.000351</text:p>
          </table:table-cell>
          <table:table-cell office:value-type="float" office:value="1.137E-3" table:style-name="ce3">
            <text:p>0.001137</text:p>
          </table:table-cell>
          <table:table-cell table:number-columns-repeated="1637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female</text:p>
          </table:table-cell>
          <table:table-cell office:value-type="float" office:value="7.0939999999999996E-3" table:style-name="ce2">
            <text:p>0.007094</text:p>
          </table:table-cell>
          <table:table-cell office:value-type="float" office:value="6.4300000000000002E-4" table:style-name="ce2">
            <text:p>0.000643</text:p>
          </table:table-cell>
          <table:table-cell office:value-type="float" office:value="1.6199999999999999E-3" table:style-name="ce3">
            <text:p>0.00162</text:p>
          </table:table-cell>
          <table:table-cell table:number-columns-repeated="1637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female</text:p>
          </table:table-cell>
          <table:table-cell office:value-type="float" office:value="1.0133E-2" table:style-name="ce2">
            <text:p>0.010133</text:p>
          </table:table-cell>
          <table:table-cell office:value-type="float" office:value="1.206E-3" table:style-name="ce2">
            <text:p>0.001206</text:p>
          </table:table-cell>
          <table:table-cell office:value-type="float" office:value="2.4750000000000002E-3" table:style-name="ce3">
            <text:p>0.002475</text:p>
          </table:table-cell>
          <table:table-cell table:number-columns-repeated="1637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female</text:p>
          </table:table-cell>
          <table:table-cell office:value-type="float" office:value="1.3734E-2" table:style-name="ce2">
            <text:p>0.013734</text:p>
          </table:table-cell>
          <table:table-cell office:value-type="float" office:value="2.0140000000000002E-3" table:style-name="ce2">
            <text:p>0.002014</text:p>
          </table:table-cell>
          <table:table-cell office:value-type="float" office:value="3.705E-3" table:style-name="ce3">
            <text:p>0.003705</text:p>
          </table:table-cell>
          <table:table-cell table:number-columns-repeated="16379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female</text:p>
          </table:table-cell>
          <table:table-cell office:value-type="float" office:value="1.8272E-2" table:style-name="ce2">
            <text:p>0.018272</text:p>
          </table:table-cell>
          <table:table-cell office:value-type="float" office:value="3.872E-3" table:style-name="ce2">
            <text:p>0.003872</text:p>
          </table:table-cell>
          <table:table-cell office:value-type="float" office:value="5.8500000000000002E-3" table:style-name="ce3">
            <text:p>0.00585</text:p>
          </table:table-cell>
          <table:table-cell table:number-columns-repeated="16379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female</text:p>
          </table:table-cell>
          <table:table-cell office:value-type="float" office:value="2.3744000000000001E-2" table:style-name="ce2">
            <text:p>0.023744</text:p>
          </table:table-cell>
          <table:table-cell office:value-type="float" office:value="6.9959999999999996E-3" table:style-name="ce2">
            <text:p>0.006996</text:p>
          </table:table-cell>
          <table:table-cell office:value-type="float" office:value="9.0600000000000003E-3" table:style-name="ce3">
            <text:p>0.00906</text:p>
          </table:table-cell>
          <table:table-cell table:number-columns-repeated="1637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female</text:p>
          </table:table-cell>
          <table:table-cell office:value-type="float" office:value="3.3907E-2" table:style-name="ce2">
            <text:p>0.033907</text:p>
          </table:table-cell>
          <table:table-cell office:value-type="float" office:value="1.3398E-2" table:style-name="ce2">
            <text:p>0.013398</text:p>
          </table:table-cell>
          <table:table-cell office:value-type="float" office:value="1.4907E-2" table:style-name="ce3">
            <text:p>0.014907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陈汐瑾</meta:initial-creator>
    <dc:creator>陈汐瑾</dc:creator>
    <meta:creation-date>2020-12-15T22:31:12Z</meta:creation-date>
    <dc:date>2020-12-15T22:40:23Z</dc:date>
  </office:meta>
</office:document-meta>
</file>